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4c0e" officeooo:paragraph-rsid="00174c0e"/>
    </style:style>
    <style:style style:name="P2" style:family="paragraph" style:parent-style-name="Standard">
      <style:text-properties officeooo:rsid="00174c0e" officeooo:paragraph-rsid="00174c0e"/>
    </style:style>
    <style:style style:name="P3" style:family="paragraph" style:parent-style-name="Standard">
      <style:text-properties officeooo:rsid="00184b7f" officeooo:paragraph-rsid="00184b7f"/>
    </style:style>
    <style:style style:name="T1" style:family="text">
      <style:text-properties officeooo:rsid="00184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wird begrüßt und bekommt die Funktionen des Programms zur Auswahl angeboten.</text:p>
      <text:p text:style-name="Standard"/>
      <text:p text:style-name="Standard"/>
      <text:p text:style-name="P1">- User kann Zahlen in arabischem Format eingeben und bekommt das lateinische Pendant ausgegeben.</text:p>
      <text:p text:style-name="P1"/>
      <text:p text:style-name="P1">- User kann Zahlen im lateinischen Format eingegeben und bekommt das arabische Pendant ausgegeben. //Exception-Handling</text:p>
      <text:p text:style-name="P1"/>
      <text:p text:style-name="P1"/>
      <text:p text:style-name="P1"/>
      <text:p text:style-name="P1">****Ideen / <text:span text:style-name="T1">Weiterentwicklungen</text:span>****</text:p>
      <text:p text:style-name="P1"/>
      <text:p text:style-name="P1">- User bekommt über die Kommandozeile erklärt, wie die Umrechnung funktioniert.</text:p>
      <text:p text:style-name="P1"/>
      <text:p text:style-name="P1">- User kann eine Text-Datei angeben, deren Zahlen ins lateinische Format umgewandelt werden. Anschließend wird eine neue Datei erstellt.</text:p>
      <text:p text:style-name="P1"/>
      <text:p text:style-name="P3">- GUI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5:43.922536162</meta:creation-date>
    <dc:date>2018-03-13T09:16:40.604780955</dc:date>
    <meta:editing-duration>PT45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6" meta:character-count="552" meta:non-whitespace-character-count="482"/>
  </office:meta>
</office:document-meta>
</file>